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z_uni</text:p>
          </table:table-cell>
          <table:table-cell office:value-type="string" calcext:value-type="string">
            <text:p>z_em</text:p>
          </table:table-cell>
        </table:table-row>
        <table:table-row table:style-name="ro2">
          <table:table-cell office:value-type="string" calcext:value-type="string">
            <text:p>archstudio4</text:p>
          </table:table-cell>
          <table:table-cell office:value-type="float" office:value="0.200233826508985" calcext:value-type="float">
            <text:p>0.2002338265</text:p>
          </table:table-cell>
          <table:table-cell office:value-type="float" office:value="0.208312560068109" calcext:value-type="float">
            <text:p>0.2083125601</text:p>
          </table:table-cell>
        </table:table-row>
        <table:table-row table:style-name="ro2">
          <table:table-cell office:value-type="string" calcext:value-type="string">
            <text:p>bash</text:p>
          </table:table-cell>
          <table:table-cell office:value-type="float" office:value="0.11337830848802" calcext:value-type="float">
            <text:p>0.1133783085</text:p>
          </table:table-cell>
          <table:table-cell office:value-type="float" office:value="0.136940007585834" calcext:value-type="float">
            <text:p>0.1369400076</text:p>
          </table:table-cell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0.161578365839016" calcext:value-type="float">
            <text:p>0.1615783658</text:p>
          </table:table-cell>
          <table:table-cell office:value-type="float" office:value="0.175329447069109" calcext:value-type="float">
            <text:p>0.1753294471</text:p>
          </table:table-cell>
        </table:table-row>
        <table:table-row table:style-name="ro1">
          <table:table-cell office:value-type="string" calcext:value-type="string">
            <text:p>oodt</text:p>
          </table:table-cell>
          <table:table-cell office:value-type="float" office:value="0.192089632843396" calcext:value-type="float">
            <text:p>0.1920896328</text:p>
          </table:table-cell>
          <table:table-cell office:value-type="float" office:value="0.198879884269577" calcext:value-type="float">
            <text:p>0.19887988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Garcia</meta:initial-creator>
    <meta:creation-date>2013-12-10T22:16:36.131284428</meta:creation-date>
    <dc:date>2013-12-10T22:46:46.113990527</dc:date>
    <dc:creator>Joshua Garcia</dc:creator>
    <meta:editing-duration>PT27M35S</meta:editing-duration>
    <meta:editing-cycles>6</meta:editing-cycles>
    <meta:generator>LibreOffice/4.1.2.3$Linux_X86_64 LibreOffice_project/410m0$Build-3</meta:generator>
    <meta:document-statistic meta:table-count="1" meta:cell-count="14" meta:object-count="0"/>
  </office:meta>
</office:document-meta>
</file>